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bc8d1" officeooo:paragraph-rsid="000bc8d1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normal" officeooo:rsid="000cef0f" officeooo:paragraph-rsid="000bc8d1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officeooo:rsid="001910ac" officeooo:paragraph-rsid="001910ac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normal" officeooo:rsid="0019945f" officeooo:paragraph-rsid="0019945f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9945f" officeooo:paragraph-rsid="0019945f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officeooo:rsid="0026691e" officeooo:paragraph-rsid="0026691e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normal" officeooo:rsid="002acf24" officeooo:paragraph-rsid="002acf24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normal" officeooo:rsid="002ba9ce" officeooo:paragraph-rsid="002ba9ce" style:font-weight-asian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bold" officeooo:rsid="001b50ca" officeooo:paragraph-rsid="001910a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c8d1" style:font-weight-asian="bold" style:font-weight-complex="bold"/>
    </style:style>
    <style:style style:name="T3" style:family="text">
      <style:text-properties fo:font-weight="bold" officeooo:rsid="001b50ca" style:font-weight-asian="bold" style:font-weight-complex="bold"/>
    </style:style>
    <style:style style:name="T4" style:family="text">
      <style:text-properties fo:font-weight="bold" officeooo:rsid="001c5983" style:font-weight-asian="bold" style:font-weight-complex="bold"/>
    </style:style>
    <style:style style:name="T5" style:family="text">
      <style:text-properties fo:font-weight="bold" officeooo:rsid="00298235" style:font-weight-asian="bold" style:font-weight-complex="bold"/>
    </style:style>
    <style:style style:name="T6" style:family="text">
      <style:text-properties fo:font-weight="bold" officeooo:rsid="0029d42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ef0f" style:font-weight-asian="normal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0f385b"/>
    </style:style>
    <style:style style:name="T13" style:family="text">
      <style:text-properties officeooo:rsid="001c5983"/>
    </style:style>
    <style:style style:name="T14" style:family="text">
      <style:text-properties officeooo:rsid="00208c82"/>
    </style:style>
    <style:style style:name="T15" style:family="text">
      <style:text-properties officeooo:rsid="002250fd"/>
    </style:style>
    <style:style style:name="T16" style:family="text">
      <style:text-properties officeooo:rsid="0026691e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298235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9d42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0862592" text:style-name="L1">
        <text:list-item>
          <text:p text:style-name="P1"><text:span text:style-name="T12">Pon como directorio actual</text:span> <text:span text:style-name="T1">/var/log </text:span><text:span text:style-name="T7"><text:s/></text:span><text:span text:style-name="T8">usando una ruta absoluta.</text:span></text:p>
          <text:p text:style-name="P2"/>
        </text:list-item>
        <text:list-item>
          <text:p text:style-name="P3">Crea la carpeta <text:span text:style-name="T1">ejercicios</text:span> dentro de <text:span text:style-name="T2">/</text:span><text:span text:style-name="T1">tmp</text:span><text:span text:style-name="T2">. </text:span><text:span text:style-name="T3">Usa ruta absoluta.</text:span></text:p>
          <text:p text:style-name="P9"/>
        </text:list-item>
        <text:list-item>
          <text:p text:style-name="P3">Copia dentro de la carpeta <text:span text:style-name="T1">ejercicios, </text:span>solo los ficheros, que empiecen por la letra <text:span text:style-name="T1">c</text:span> y los que terminen por <text:span text:style-name="T1">p</text:span> que estén en la carpeta<text:span text:style-name="T1"> /</text:span><text:span text:style-name="T3">var/</text:span><text:span text:style-name="T1">run</text:span>. Usando rutas <text:span text:style-name="T1">relavitas</text:span>.</text:p>
          <text:p text:style-name="P3"/>
        </text:list-item>
        <text:list-item>
          <text:p text:style-name="P3">Crea otra carpeta llamada <text:span text:style-name="T1">enlaces</text:span> dentro de <text:span text:style-name="T1">ejercicios</text:span>, y dentro de esta crea un <text:span text:style-name="T10">enlace duro</text:span> para cada uno de los ficheros que hay en <text:span text:style-name="T1">ejercicios</text:span>. </text:p>
          <text:p text:style-name="P3"/>
        </text:list-item>
        <text:list-item>
          <text:p text:style-name="P7">¿Como sabes que se han creado correctamente los enlaces?</text:p>
          <text:p text:style-name="P3"/>
        </text:list-item>
        <text:list-item>
          <text:p text:style-name="P3">Crea otra carpeta llamada <text:span text:style-name="T1">simbolicos</text:span> dentro de <text:span text:style-name="T1">ejercicios</text:span> y dentro de esta crea un <text:span text:style-name="T10">enlace</text:span><text:span text:style-name="T9"> </text:span><text:span text:style-name="T10">simbolico</text:span> para cada uno de los ficheros que hay en <text:span text:style-name="T1">ejercicios</text:span>. <text:span text:style-name="T13">Guardar los datos de los posibles errores en el fichero </text:span><text:span text:style-name="T4">errores.log.</text:span></text:p>
          <text:p text:style-name="P3"><text:span text:style-name="T4"/></text:p>
        </text:list-item>
        <text:list-item>
          <text:p text:style-name="P7"><text:span text:style-name="T13">¿Como sabes que se han creado correctamente los enlaces?</text:span></text:p>
          <text:p text:style-name="P3"/>
        </text:list-item>
        <text:list-item>
          <text:p text:style-name="P4">Copia todos los ficheros con <text:span text:style-name="T1">dos caracteres</text:span> que hay dentro de <text:span text:style-name="T1">/bin</text:span> a la carpeta <text:span text:style-name="T14">llamada </text:span><text:span text:style-name="T1">comandos</text:span> <text:span text:style-name="T14">(</text:span>que debes crear dentro de <text:span text:style-name="T1">ejercicios</text:span><text:span text:style-name="T14">)</text:span>.</text:p>
          <text:p text:style-name="P4"/>
        </text:list-item>
        <text:list-item>
          <text:p text:style-name="P6">Cambia tu directorio actual a /<text:span text:style-name="T11">tmp</text:span><text:span text:style-name="T17">/ejercicios.</text:span></text:p>
          <text:p text:style-name="P4"/>
        </text:list-item>
        <text:list-item>
          <text:p text:style-name="P4">Crea otra carpeta llamada <text:span text:style-name="T1">todos</text:span> dentro de <text:span text:style-name="T1">/tmp, </text:span><text:span text:style-name="T16">usando ruta relativa </text:span>y copia en ella todo lo que hay dentro de <text:span text:style-name="T1">ejercicios </text:span><text:span text:style-name="T15">(incluyendo directorios)</text:span>.</text:p>
          <text:p text:style-name="P4"/>
        </text:list-item>
        <text:list-item>
          <text:p text:style-name="P4">Crea dentro de <text:span text:style-name="T1">ejercicios</text:span> una carpeta llamada <text:span text:style-name="T1">movidos</text:span> y dentro de esta copia todos los <text:span text:style-name="T1">ficheros</text:span> que hay dentro <text:span text:style-name="T1">todos</text:span>.</text:p>
          <text:p text:style-name="P4"/>
        </text:list-item>
        <text:list-item>
          <text:p text:style-name="P4">Copia el fichero <text:span text:style-name="T1">.bashr</text:span><text:span text:style-name="T5">c</text:span> <text:span text:style-name="T18">de tu carpeta personal </text:span>a <text:span text:style-name="T1">simbolico</text:span><text:span text:style-name="T6">s</text:span> pero con el nombre <text:span text:style-name="T1">cambiado.txt</text:span></text:p>
          <text:p text:style-name="P4"/>
        </text:list-item>
        <text:list-item>
          <text:p text:style-name="P4">Borra todos los <text:span text:style-name="T1">ficheros</text:span> que hay dentro de la <text:span text:style-name="T19">carpeta</text:span> <text:span text:style-name="T1">simbolico</text:span><text:span text:style-name="T6">s</text:span> que esta en <text:span text:style-name="T5">todos</text:span>. <text:span text:style-name="T20">Debe pedir confirmación.</text:span></text:p>
          <text:p text:style-name="P4"/>
        </text:list-item>
        <text:list-item>
          <text:p text:style-name="P4">Borra la carpeta <text:span text:style-name="T1">simbolico</text:span><text:span text:style-name="T6">s</text:span> que esta en <text:span text:style-name="T1">otros</text:span>.</text:p>
          <text:p text:style-name="P4"/>
        </text:list-item>
        <text:list-item>
          <text:p text:style-name="P4">Borra la carpeta <text:span text:style-name="T1">otros</text:span> y <text:s/>todos su <text:span text:style-name="T1">contenido</text:span>.</text:p>
          <text:p text:style-name="P4"/>
        </text:list-item>
        <text:list-item>
          <text:p text:style-name="P8">Crea dentro de <text:span text:style-name="T1">ejemplos</text:span> la carpeta llamada <text:span text:style-name="T1">cabeceras</text:span>, donde abra un fichero llamado <text:span text:style-name="T1">redireccion1</text:span>.<text:span text:style-name="T1">txt</text:span> con un banner (figlet) de tu nombre.</text:p>
          <text:p text:style-name="P8"/>
        </text:list-item>
        <text:list-item>
          <text:p text:style-name="P8">Añade al fichero <text:span text:style-name="T1">redireccion1.txt</text:span> las entradas del directorio <text:span text:style-name="T1">raíz</text:span>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7:56:59.635755797</meta:creation-date>
    <dc:date>2021-11-15T09:33:30.068966356</dc:date>
    <meta:editing-duration>PT1H50M30S</meta:editing-duration>
    <meta:editing-cycles>23</meta:editing-cycles>
    <meta:generator>LibreOffice/7.2.2.2$Linux_X86_64 LibreOffice_project/20$Build-2</meta:generator>
    <meta:document-statistic meta:table-count="0" meta:image-count="0" meta:object-count="0" meta:page-count="1" meta:paragraph-count="17" meta:word-count="299" meta:character-count="1753" meta:non-whitespace-character-count="1485"/>
  </office:meta>
</office:document-meta>
</file>